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Format.visit( AndQueryNode node , Object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Format.visit( OrQueryNode node , Object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Format.visit( LocationStepQueryNode node , Object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eryFormat.visit( Exact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Format.containsAllChildrenMatch( PathQueryNode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Format.visit( Not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Format.visit( TextsearchQueryNode node , Object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eryFormat.visit( OrderQueryNode node , Object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Format.visit( PathQueryNode node , Object data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QueryFormat.visit( Deref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Format.appendName( Name name , NameResolver resolver ,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Format.visit( NodeType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Format.QueryFormat( QueryRootNode root ,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Format.appendValue( RelationQueryNode node , StringBuffer b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Forma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Format.containsDescendantOrSelf( PathQueryNod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Format.visit( PropertyFunction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Format.toString( QueryRootNode root ,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Format.visit( QueryRootNode node , Object data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QueryFormat.visit( RelationQueryNode node , Object data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